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>
            <text:p>Elements</text:p>
          </table:table-cell>
          <table:table-cell office:value-type="string">
            <text:p>Manual</text:p>
          </table:table-cell>
          <table:table-cell office:value-type="string">
            <text:p>EcoreUtil</text:p>
          </table:table-cell>
          <table:table-cell office:value-type="string">
            <text:p>QVTc CG</text:p>
          </table:table-cell>
          <table:table-cell office:value-type="string">
            <text:p>QVTc Interpreted</text:p>
          </table:table-cell>
          <table:table-cell office:value-type="string">
            <text:p>ATL</text:p>
          </table:table-cell>
          <table:table-cell office:value-type="string">
            <text:p>QVTo</text:p>
          </table:table-cell>
          <table:table-cell office:value-type="string">
            <text:p>EMFTVM</text:p>
          </table:table-cell>
          <table:table-cell office:value-type="string">
            <text:p>Epsilon</text:p>
          </table:table-cell>
          <table:table-cell table:number-columns-repeated="2"/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0.006332">
            <text:p>0.006332</text:p>
          </table:table-cell>
          <table:table-cell office:value-type="float" office:value="0.067912">
            <text:p>0.067912</text:p>
          </table:table-cell>
          <table:table-cell office:value-type="float" office:value="0.586934">
            <text:p>0.586934</text:p>
          </table:table-cell>
          <table:table-cell office:value-type="float" office:value="0.354383">
            <text:p>0.354383</text:p>
          </table:table-cell>
          <table:table-cell office:value-type="float" office:value="0.905174">
            <text:p>0.905174</text:p>
          </table:table-cell>
          <table:table-cell office:value-type="float" office:value="0.841797">
            <text:p>0.841797</text:p>
          </table:table-cell>
          <table:table-cell office:value-type="float" office:value="0.350496">
            <text:p>0.350496</text:p>
          </table:table-cell>
          <table:table-cell office:value-type="float" office:value="0.177297">
            <text:p>0.177297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98">
            <text:p>0.000098</text:p>
          </table:table-cell>
          <table:table-cell office:value-type="float" office:value="0.000445">
            <text:p>0.000445</text:p>
          </table:table-cell>
          <table:table-cell office:value-type="float" office:value="0.000826">
            <text:p>0.000826</text:p>
          </table:table-cell>
          <table:table-cell office:value-type="float" office:value="0.003326">
            <text:p>0.003326</text:p>
          </table:table-cell>
          <table:table-cell office:value-type="float" office:value="0.019221">
            <text:p>0.019221</text:p>
          </table:table-cell>
          <table:table-cell office:value-type="float" office:value="0.003572">
            <text:p>0.003572</text:p>
          </table:table-cell>
          <table:table-cell office:value-type="float" office:value="0.002061">
            <text:p>0.002061</text:p>
          </table:table-cell>
          <table:table-cell office:value-type="float" office:value="0.002022">
            <text:p>0.002022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000054">
            <text:p>0.000054</text:p>
          </table:table-cell>
          <table:table-cell office:value-type="float" office:value="0.000256">
            <text:p>0.000256</text:p>
          </table:table-cell>
          <table:table-cell office:value-type="float" office:value="0.001521">
            <text:p>0.001521</text:p>
          </table:table-cell>
          <table:table-cell office:value-type="float" office:value="0.002098">
            <text:p>0.002098</text:p>
          </table:table-cell>
          <table:table-cell office:value-type="float" office:value="0.012346">
            <text:p>0.012346</text:p>
          </table:table-cell>
          <table:table-cell office:value-type="float" office:value="0.006211">
            <text:p>0.006211</text:p>
          </table:table-cell>
          <table:table-cell office:value-type="float" office:value="0.001522">
            <text:p>0.001522</text:p>
          </table:table-cell>
          <table:table-cell office:value-type="float" office:value="0.001926">
            <text:p>0.001926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000057">
            <text:p>0.000057</text:p>
          </table:table-cell>
          <table:table-cell office:value-type="float" office:value="0.000219">
            <text:p>0.000219</text:p>
          </table:table-cell>
          <table:table-cell office:value-type="float" office:value="0.00052">
            <text:p>0.00052</text:p>
          </table:table-cell>
          <table:table-cell office:value-type="float" office:value="0.002707">
            <text:p>0.002707</text:p>
          </table:table-cell>
          <table:table-cell office:value-type="float" office:value="0.012025">
            <text:p>0.012025</text:p>
          </table:table-cell>
          <table:table-cell office:value-type="float" office:value="0.003265">
            <text:p>0.003265</text:p>
          </table:table-cell>
          <table:table-cell office:value-type="float" office:value="0.005874">
            <text:p>0.005874</text:p>
          </table:table-cell>
          <table:table-cell office:value-type="float" office:value="0.002226">
            <text:p>0.002226</text:p>
          </table:table-cell>
          <table:table-cell/>
          <table:table-cell>
            <draw:frame table:end-cell-address="Sheet1.T26" table:end-x="1.289cm" table:end-y="0.114cm" draw:z-index="0" draw:style-name="gr1" draw:text-style-name="P1" svg:width="19.594cm" svg:height="9.537cm" svg:x="2.019cm" svg:y="0.061cm">
              <draw:object draw:notify-on-update-of-ranges="Sheet1.I1:Sheet1.I1 Sheet1.I3:Sheet1.I17 Sheet1.A3:Sheet1.A39 Sheet1.H1:Sheet1.H1 Sheet1.H3:Sheet1.H31 Sheet1.A3:Sheet1.A39 Sheet1.G1:Sheet1.G1 Sheet1.G3:Sheet1.G32 Sheet1.A3:Sheet1.A39 Sheet1.F1:Sheet1.F1 Sheet1.F3:Sheet1.F32 Sheet1.A3:Sheet1.A39 Sheet1.E1:Sheet1.E1 Sheet1.E3:Sheet1.E38 Sheet1.A3:Sheet1.A39 Sheet1.D1:Sheet1.D1 Sheet1.D3:Sheet1.D36 Sheet1.A3:Sheet1.A39 Sheet1.C1:Sheet1.C1 Sheet1.C3:Sheet1.C39 Sheet1.A3:Sheet1.A39 Sheet1.B1:Sheet1.B1 Sheet1.B3:Sheet1.B39 Sheet1.A3:Sheet1.A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00006">
            <text:p>0.00006</text:p>
          </table:table-cell>
          <table:table-cell office:value-type="float" office:value="0.001435">
            <text:p>0.001435</text:p>
          </table:table-cell>
          <table:table-cell office:value-type="float" office:value="0.000432">
            <text:p>0.000432</text:p>
          </table:table-cell>
          <table:table-cell office:value-type="float" office:value="0.004443">
            <text:p>0.004443</text:p>
          </table:table-cell>
          <table:table-cell office:value-type="float" office:value="0.009181">
            <text:p>0.009181</text:p>
          </table:table-cell>
          <table:table-cell office:value-type="float" office:value="0.005595">
            <text:p>0.005595</text:p>
          </table:table-cell>
          <table:table-cell office:value-type="float" office:value="0.001715">
            <text:p>0.001715</text:p>
          </table:table-cell>
          <table:table-cell office:value-type="float" office:value="0.001549">
            <text:p>0.001549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00008">
            <text:p>0.00008</text:p>
          </table:table-cell>
          <table:table-cell office:value-type="float" office:value="0.000509">
            <text:p>0.000509</text:p>
          </table:table-cell>
          <table:table-cell office:value-type="float" office:value="0.000517">
            <text:p>0.000517</text:p>
          </table:table-cell>
          <table:table-cell office:value-type="float" office:value="0.005265">
            <text:p>0.005265</text:p>
          </table:table-cell>
          <table:table-cell office:value-type="float" office:value="0.02411">
            <text:p>0.02411</text:p>
          </table:table-cell>
          <table:table-cell office:value-type="float" office:value="0.004781">
            <text:p>0.004781</text:p>
          </table:table-cell>
          <table:table-cell office:value-type="float" office:value="0.00332">
            <text:p>0.00332</text:p>
          </table:table-cell>
          <table:table-cell office:value-type="float" office:value="0.002203">
            <text:p>0.002203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00017">
            <text:p>0.00017</text:p>
          </table:table-cell>
          <table:table-cell office:value-type="float" office:value="0.000575">
            <text:p>0.000575</text:p>
          </table:table-cell>
          <table:table-cell office:value-type="float" office:value="0.000565">
            <text:p>0.000565</text:p>
          </table:table-cell>
          <table:table-cell office:value-type="float" office:value="0.003422">
            <text:p>0.003422</text:p>
          </table:table-cell>
          <table:table-cell office:value-type="float" office:value="0.008621">
            <text:p>0.008621</text:p>
          </table:table-cell>
          <table:table-cell office:value-type="float" office:value="0.004618">
            <text:p>0.004618</text:p>
          </table:table-cell>
          <table:table-cell office:value-type="float" office:value="0.00179">
            <text:p>0.00179</text:p>
          </table:table-cell>
          <table:table-cell office:value-type="float" office:value="0.00663">
            <text:p>0.00663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103">
            <text:p>0.000103</text:p>
          </table:table-cell>
          <table:table-cell office:value-type="float" office:value="0.000253">
            <text:p>0.000253</text:p>
          </table:table-cell>
          <table:table-cell office:value-type="float" office:value="0.000877">
            <text:p>0.000877</text:p>
          </table:table-cell>
          <table:table-cell office:value-type="float" office:value="0.008542">
            <text:p>0.008542</text:p>
          </table:table-cell>
          <table:table-cell office:value-type="float" office:value="0.010523">
            <text:p>0.010523</text:p>
          </table:table-cell>
          <table:table-cell office:value-type="float" office:value="0.008355">
            <text:p>0.008355</text:p>
          </table:table-cell>
          <table:table-cell office:value-type="float" office:value="0.003086">
            <text:p>0.003086</text:p>
          </table:table-cell>
          <table:table-cell office:value-type="float" office:value="0.004865">
            <text:p>0.004865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0.000159">
            <text:p>0.000159</text:p>
          </table:table-cell>
          <table:table-cell office:value-type="float" office:value="0.000511">
            <text:p>0.000511</text:p>
          </table:table-cell>
          <table:table-cell office:value-type="float" office:value="0.001257">
            <text:p>0.001257</text:p>
          </table:table-cell>
          <table:table-cell office:value-type="float" office:value="0.006081">
            <text:p>0.006081</text:p>
          </table:table-cell>
          <table:table-cell office:value-type="float" office:value="0.010136">
            <text:p>0.010136</text:p>
          </table:table-cell>
          <table:table-cell office:value-type="float" office:value="0.012047">
            <text:p>0.012047</text:p>
          </table:table-cell>
          <table:table-cell office:value-type="float" office:value="0.010244">
            <text:p>0.010244</text:p>
          </table:table-cell>
          <table:table-cell office:value-type="float" office:value="0.005911">
            <text:p>0.005911</text:p>
          </table:table-cell>
          <table:table-cell table:number-columns-repeated="2"/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0.000281">
            <text:p>0.000281</text:p>
          </table:table-cell>
          <table:table-cell office:value-type="float" office:value="0.000376">
            <text:p>0.000376</text:p>
          </table:table-cell>
          <table:table-cell office:value-type="float" office:value="0.001466">
            <text:p>0.001466</text:p>
          </table:table-cell>
          <table:table-cell office:value-type="float" office:value="0.008089">
            <text:p>0.008089</text:p>
          </table:table-cell>
          <table:table-cell office:value-type="float" office:value="0.010911">
            <text:p>0.010911</text:p>
          </table:table-cell>
          <table:table-cell office:value-type="float" office:value="0.014084">
            <text:p>0.014084</text:p>
          </table:table-cell>
          <table:table-cell office:value-type="float" office:value="0.009941">
            <text:p>0.009941</text:p>
          </table:table-cell>
          <table:table-cell office:value-type="float" office:value="0.006042">
            <text:p>0.006042</text:p>
          </table:table-cell>
          <table:table-cell table:number-columns-repeated="2"/>
        </table:table-row>
        <table:table-row table:style-name="ro2">
          <table:table-cell office:value-type="float" office:value="316">
            <text:p>316</text:p>
          </table:table-cell>
          <table:table-cell office:value-type="float" office:value="0.00041">
            <text:p>0.00041</text:p>
          </table:table-cell>
          <table:table-cell office:value-type="float" office:value="0.000366">
            <text:p>0.000366</text:p>
          </table:table-cell>
          <table:table-cell office:value-type="float" office:value="0.001356">
            <text:p>0.001356</text:p>
          </table:table-cell>
          <table:table-cell office:value-type="float" office:value="0.009652">
            <text:p>0.009652</text:p>
          </table:table-cell>
          <table:table-cell office:value-type="float" office:value="0.014906">
            <text:p>0.014906</text:p>
          </table:table-cell>
          <table:table-cell office:value-type="float" office:value="0.016802">
            <text:p>0.016802</text:p>
          </table:table-cell>
          <table:table-cell office:value-type="float" office:value="0.007566">
            <text:p>0.007566</text:p>
          </table:table-cell>
          <table:table-cell office:value-type="float" office:value="0.0086">
            <text:p>0.0086</text:p>
          </table:table-cell>
          <table:table-cell table:number-columns-repeated="2"/>
        </table:table-row>
        <table:table-row table:style-name="ro2">
          <table:table-cell office:value-type="float" office:value="464">
            <text:p>464</text:p>
          </table:table-cell>
          <table:table-cell office:value-type="float" office:value="0.000607">
            <text:p>0.000607</text:p>
          </table:table-cell>
          <table:table-cell office:value-type="float" office:value="0.00062">
            <text:p>0.00062</text:p>
          </table:table-cell>
          <table:table-cell office:value-type="float" office:value="0.002824">
            <text:p>0.002824</text:p>
          </table:table-cell>
          <table:table-cell office:value-type="float" office:value="0.010981">
            <text:p>0.010981</text:p>
          </table:table-cell>
          <table:table-cell office:value-type="float" office:value="0.011706">
            <text:p>0.011706</text:p>
          </table:table-cell>
          <table:table-cell office:value-type="float" office:value="0.024044">
            <text:p>0.024044</text:p>
          </table:table-cell>
          <table:table-cell office:value-type="float" office:value="0.009257">
            <text:p>0.009257</text:p>
          </table:table-cell>
          <table:table-cell office:value-type="float" office:value="0.014666">
            <text:p>0.014666</text:p>
          </table:table-cell>
          <table:table-cell table:number-columns-repeated="2"/>
        </table:table-row>
        <table:table-row table:style-name="ro2">
          <table:table-cell office:value-type="float" office:value="681">
            <text:p>681</text:p>
          </table:table-cell>
          <table:table-cell office:value-type="float" office:value="0.000451">
            <text:p>0.000451</text:p>
          </table:table-cell>
          <table:table-cell office:value-type="float" office:value="0.000688">
            <text:p>0.000688</text:p>
          </table:table-cell>
          <table:table-cell office:value-type="float" office:value="0.002326">
            <text:p>0.002326</text:p>
          </table:table-cell>
          <table:table-cell office:value-type="float" office:value="0.015233">
            <text:p>0.015233</text:p>
          </table:table-cell>
          <table:table-cell office:value-type="float" office:value="0.016588">
            <text:p>0.016588</text:p>
          </table:table-cell>
          <table:table-cell office:value-type="float" office:value="0.028981">
            <text:p>0.028981</text:p>
          </table:table-cell>
          <table:table-cell office:value-type="float" office:value="0.011341">
            <text:p>0.011341</text:p>
          </table:table-cell>
          <table:table-cell office:value-type="float" office:value="0.015692">
            <text:p>0.015692</text:p>
          </table:table-cell>
          <table:table-cell table:number-columns-repeated="2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702">
            <text:p>0.000702</text:p>
          </table:table-cell>
          <table:table-cell office:value-type="float" office:value="0.001312">
            <text:p>0.001312</text:p>
          </table:table-cell>
          <table:table-cell office:value-type="float" office:value="0.004074">
            <text:p>0.004074</text:p>
          </table:table-cell>
          <table:table-cell office:value-type="float" office:value="0.02756">
            <text:p>0.02756</text:p>
          </table:table-cell>
          <table:table-cell office:value-type="float" office:value="0.025914">
            <text:p>0.025914</text:p>
          </table:table-cell>
          <table:table-cell office:value-type="float" office:value="0.032681">
            <text:p>0.032681</text:p>
          </table:table-cell>
          <table:table-cell office:value-type="float" office:value="0.015531">
            <text:p>0.015531</text:p>
          </table:table-cell>
          <table:table-cell office:value-type="float" office:value="0.02243">
            <text:p>0.02243</text:p>
          </table:table-cell>
          <table:table-cell table:number-columns-repeated="2"/>
        </table:table-row>
        <table:table-row table:style-name="ro2">
          <table:table-cell office:value-type="float" office:value="1468">
            <text:p>1468</text:p>
          </table:table-cell>
          <table:table-cell office:value-type="float" office:value="0.001161">
            <text:p>0.001161</text:p>
          </table:table-cell>
          <table:table-cell office:value-type="float" office:value="0.00143">
            <text:p>0.00143</text:p>
          </table:table-cell>
          <table:table-cell office:value-type="float" office:value="0.003567">
            <text:p>0.003567</text:p>
          </table:table-cell>
          <table:table-cell office:value-type="float" office:value="0.023599">
            <text:p>0.023599</text:p>
          </table:table-cell>
          <table:table-cell office:value-type="float" office:value="0.024564">
            <text:p>0.024564</text:p>
          </table:table-cell>
          <table:table-cell office:value-type="float" office:value="0.041578">
            <text:p>0.041578</text:p>
          </table:table-cell>
          <table:table-cell office:value-type="float" office:value="0.017386">
            <text:p>0.017386</text:p>
          </table:table-cell>
          <table:table-cell office:value-type="float" office:value="0.039626">
            <text:p>0.039626</text:p>
          </table:table-cell>
          <table:table-cell table:number-columns-repeated="2"/>
        </table:table-row>
        <table:table-row table:style-name="ro2">
          <table:table-cell office:value-type="float" office:value="2154">
            <text:p>2154</text:p>
          </table:table-cell>
          <table:table-cell office:value-type="float" office:value="0.002103">
            <text:p>0.002103</text:p>
          </table:table-cell>
          <table:table-cell office:value-type="float" office:value="0.002104">
            <text:p>0.002104</text:p>
          </table:table-cell>
          <table:table-cell office:value-type="float" office:value="0.007564">
            <text:p>0.007564</text:p>
          </table:table-cell>
          <table:table-cell office:value-type="float" office:value="0.043589">
            <text:p>0.043589</text:p>
          </table:table-cell>
          <table:table-cell office:value-type="float" office:value="0.031836">
            <text:p>0.031836</text:p>
          </table:table-cell>
          <table:table-cell office:value-type="float" office:value="0.070332">
            <text:p>0.070332</text:p>
          </table:table-cell>
          <table:table-cell office:value-type="float" office:value="0.02138">
            <text:p>0.02138</text:p>
          </table:table-cell>
          <table:table-cell office:value-type="float" office:value="0.057014">
            <text:p>0.057014</text:p>
          </table:table-cell>
          <table:table-cell table:number-columns-repeated="2"/>
        </table:table-row>
        <table:table-row table:style-name="ro2">
          <table:table-cell office:value-type="float" office:value="3162">
            <text:p>3162</text:p>
          </table:table-cell>
          <table:table-cell office:value-type="float" office:value="0.002292">
            <text:p>0.002292</text:p>
          </table:table-cell>
          <table:table-cell office:value-type="float" office:value="0.002974">
            <text:p>0.002974</text:p>
          </table:table-cell>
          <table:table-cell office:value-type="float" office:value="0.008246">
            <text:p>0.008246</text:p>
          </table:table-cell>
          <table:table-cell office:value-type="float" office:value="0.056431">
            <text:p>0.056431</text:p>
          </table:table-cell>
          <table:table-cell office:value-type="float" office:value="0.046497">
            <text:p>0.046497</text:p>
          </table:table-cell>
          <table:table-cell office:value-type="float" office:value="0.076132">
            <text:p>0.076132</text:p>
          </table:table-cell>
          <table:table-cell office:value-type="float" office:value="0.032084">
            <text:p>0.032084</text:p>
          </table:table-cell>
          <table:table-cell table:number-columns-repeated="3"/>
        </table:table-row>
        <table:table-row table:style-name="ro2">
          <table:table-cell office:value-type="float" office:value="4642">
            <text:p>4642</text:p>
          </table:table-cell>
          <table:table-cell office:value-type="float" office:value="0.003291">
            <text:p>0.003291</text:p>
          </table:table-cell>
          <table:table-cell office:value-type="float" office:value="0.004596">
            <text:p>0.004596</text:p>
          </table:table-cell>
          <table:table-cell office:value-type="float" office:value="0.010165">
            <text:p>0.010165</text:p>
          </table:table-cell>
          <table:table-cell office:value-type="float" office:value="0.078958">
            <text:p>0.078958</text:p>
          </table:table-cell>
          <table:table-cell office:value-type="float" office:value="0.066787">
            <text:p>0.066787</text:p>
          </table:table-cell>
          <table:table-cell office:value-type="float" office:value="0.107635">
            <text:p>0.107635</text:p>
          </table:table-cell>
          <table:table-cell office:value-type="float" office:value="0.050235">
            <text:p>0.050235</text:p>
          </table:table-cell>
          <table:table-cell table:number-columns-repeated="3"/>
        </table:table-row>
        <table:table-row table:style-name="ro2">
          <table:table-cell office:value-type="float" office:value="6813">
            <text:p>6813</text:p>
          </table:table-cell>
          <table:table-cell office:value-type="float" office:value="0.004821">
            <text:p>0.004821</text:p>
          </table:table-cell>
          <table:table-cell office:value-type="float" office:value="0.006993">
            <text:p>0.006993</text:p>
          </table:table-cell>
          <table:table-cell office:value-type="float" office:value="0.016756">
            <text:p>0.016756</text:p>
          </table:table-cell>
          <table:table-cell office:value-type="float" office:value="0.104307">
            <text:p>0.104307</text:p>
          </table:table-cell>
          <table:table-cell office:value-type="float" office:value="0.088784">
            <text:p>0.088784</text:p>
          </table:table-cell>
          <table:table-cell office:value-type="float" office:value="0.110702">
            <text:p>0.110702</text:p>
          </table:table-cell>
          <table:table-cell office:value-type="float" office:value="0.064159">
            <text:p>0.064159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6055">
            <text:p>0.006055</text:p>
          </table:table-cell>
          <table:table-cell office:value-type="float" office:value="0.008724">
            <text:p>0.008724</text:p>
          </table:table-cell>
          <table:table-cell office:value-type="float" office:value="0.021286">
            <text:p>0.021286</text:p>
          </table:table-cell>
          <table:table-cell office:value-type="float" office:value="0.150112">
            <text:p>0.150112</text:p>
          </table:table-cell>
          <table:table-cell office:value-type="float" office:value="0.134266">
            <text:p>0.134266</text:p>
          </table:table-cell>
          <table:table-cell office:value-type="float" office:value="0.162469">
            <text:p>0.162469</text:p>
          </table:table-cell>
          <table:table-cell office:value-type="float" office:value="0.10527">
            <text:p>0.10527</text:p>
          </table:table-cell>
          <table:table-cell table:number-columns-repeated="3"/>
        </table:table-row>
        <table:table-row table:style-name="ro2">
          <table:table-cell office:value-type="float" office:value="14678">
            <text:p>14678</text:p>
          </table:table-cell>
          <table:table-cell office:value-type="float" office:value="0.008136">
            <text:p>0.008136</text:p>
          </table:table-cell>
          <table:table-cell office:value-type="float" office:value="0.011967">
            <text:p>0.011967</text:p>
          </table:table-cell>
          <table:table-cell office:value-type="float" office:value="0.034098">
            <text:p>0.034098</text:p>
          </table:table-cell>
          <table:table-cell office:value-type="float" office:value="0.209673">
            <text:p>0.209673</text:p>
          </table:table-cell>
          <table:table-cell office:value-type="float" office:value="0.197454">
            <text:p>0.197454</text:p>
          </table:table-cell>
          <table:table-cell office:value-type="float" office:value="0.273855">
            <text:p>0.273855</text:p>
          </table:table-cell>
          <table:table-cell office:value-type="float" office:value="0.176416">
            <text:p>0.176416</text:p>
          </table:table-cell>
          <table:table-cell table:number-columns-repeated="3"/>
        </table:table-row>
        <table:table-row table:style-name="ro2">
          <table:table-cell office:value-type="float" office:value="21544">
            <text:p>21544</text:p>
          </table:table-cell>
          <table:table-cell office:value-type="float" office:value="0.012116">
            <text:p>0.012116</text:p>
          </table:table-cell>
          <table:table-cell office:value-type="float" office:value="0.018507">
            <text:p>0.018507</text:p>
          </table:table-cell>
          <table:table-cell office:value-type="float" office:value="0.048747">
            <text:p>0.048747</text:p>
          </table:table-cell>
          <table:table-cell office:value-type="float" office:value="0.298481">
            <text:p>0.298481</text:p>
          </table:table-cell>
          <table:table-cell office:value-type="float" office:value="0.321153">
            <text:p>0.321153</text:p>
          </table:table-cell>
          <table:table-cell office:value-type="float" office:value="0.403155">
            <text:p>0.403155</text:p>
          </table:table-cell>
          <table:table-cell office:value-type="float" office:value="0.328973">
            <text:p>0.328973</text:p>
          </table:table-cell>
          <table:table-cell table:number-columns-repeated="3"/>
        </table:table-row>
        <table:table-row table:style-name="ro2">
          <table:table-cell office:value-type="float" office:value="31623">
            <text:p>31623</text:p>
          </table:table-cell>
          <table:table-cell office:value-type="float" office:value="0.008918">
            <text:p>0.008918</text:p>
          </table:table-cell>
          <table:table-cell office:value-type="float" office:value="0.021535">
            <text:p>0.021535</text:p>
          </table:table-cell>
          <table:table-cell office:value-type="float" office:value="0.082082">
            <text:p>0.082082</text:p>
          </table:table-cell>
          <table:table-cell office:value-type="float" office:value="0.450965">
            <text:p>0.450965</text:p>
          </table:table-cell>
          <table:table-cell office:value-type="float" office:value="0.564848">
            <text:p>0.564848</text:p>
          </table:table-cell>
          <table:table-cell office:value-type="float" office:value="0.655513">
            <text:p>0.655513</text:p>
          </table:table-cell>
          <table:table-cell office:value-type="float" office:value="0.553044">
            <text:p>0.553044</text:p>
          </table:table-cell>
          <table:table-cell table:number-columns-repeated="3"/>
        </table:table-row>
        <table:table-row table:style-name="ro2">
          <table:table-cell office:value-type="float" office:value="46416">
            <text:p>46416</text:p>
          </table:table-cell>
          <table:table-cell office:value-type="float" office:value="0.013362">
            <text:p>0.013362</text:p>
          </table:table-cell>
          <table:table-cell office:value-type="float" office:value="0.028682">
            <text:p>0.028682</text:p>
          </table:table-cell>
          <table:table-cell office:value-type="float" office:value="0.112685">
            <text:p>0.112685</text:p>
          </table:table-cell>
          <table:table-cell office:value-type="float" office:value="0.674094">
            <text:p>0.674094</text:p>
          </table:table-cell>
          <table:table-cell office:value-type="float" office:value="0.878019">
            <text:p>0.878019</text:p>
          </table:table-cell>
          <table:table-cell office:value-type="float" office:value="1.099324">
            <text:p>1.099324</text:p>
          </table:table-cell>
          <table:table-cell office:value-type="float" office:value="1.046997">
            <text:p>1.046997</text:p>
          </table:table-cell>
          <table:table-cell table:number-columns-repeated="3"/>
        </table:table-row>
        <table:table-row table:style-name="ro2">
          <table:table-cell office:value-type="float" office:value="68129">
            <text:p>68129</text:p>
          </table:table-cell>
          <table:table-cell office:value-type="float" office:value="0.015934">
            <text:p>0.015934</text:p>
          </table:table-cell>
          <table:table-cell office:value-type="float" office:value="0.050371">
            <text:p>0.050371</text:p>
          </table:table-cell>
          <table:table-cell office:value-type="float" office:value="0.187359">
            <text:p>0.187359</text:p>
          </table:table-cell>
          <table:table-cell office:value-type="float" office:value="0.991768">
            <text:p>0.991768</text:p>
          </table:table-cell>
          <table:table-cell office:value-type="float" office:value="1.639656">
            <text:p>1.639656</text:p>
          </table:table-cell>
          <table:table-cell office:value-type="float" office:value="3.618534">
            <text:p>3.618534</text:p>
          </table:table-cell>
          <table:table-cell office:value-type="float" office:value="2.216001">
            <text:p>2.216001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24636">
            <text:p>0.024636</text:p>
          </table:table-cell>
          <table:table-cell office:value-type="float" office:value="0.078285">
            <text:p>0.078285</text:p>
          </table:table-cell>
          <table:table-cell office:value-type="float" office:value="0.303194">
            <text:p>0.303194</text:p>
          </table:table-cell>
          <table:table-cell office:value-type="float" office:value="1.447688">
            <text:p>1.447688</text:p>
          </table:table-cell>
          <table:table-cell office:value-type="float" office:value="2.699413">
            <text:p>2.699413</text:p>
          </table:table-cell>
          <table:table-cell office:value-type="float" office:value="3.606076">
            <text:p>3.606076</text:p>
          </table:table-cell>
          <table:table-cell office:value-type="float" office:value="4.296707">
            <text:p>4.296707</text:p>
          </table:table-cell>
          <table:table-cell table:number-columns-repeated="3"/>
        </table:table-row>
        <table:table-row table:style-name="ro2">
          <table:table-cell office:value-type="float" office:value="146780">
            <text:p>146780</text:p>
          </table:table-cell>
          <table:table-cell office:value-type="float" office:value="0.038403">
            <text:p>0.038403</text:p>
          </table:table-cell>
          <table:table-cell office:value-type="float" office:value="0.137751">
            <text:p>0.137751</text:p>
          </table:table-cell>
          <table:table-cell office:value-type="float" office:value="0.432623">
            <text:p>0.432623</text:p>
          </table:table-cell>
          <table:table-cell office:value-type="float" office:value="2.158721">
            <text:p>2.158721</text:p>
          </table:table-cell>
          <table:table-cell office:value-type="float" office:value="4.963666">
            <text:p>4.963666</text:p>
          </table:table-cell>
          <table:table-cell office:value-type="float" office:value="7.116762">
            <text:p>7.116762</text:p>
          </table:table-cell>
          <table:table-cell office:value-type="float" office:value="10.725935">
            <text:p>10.725935</text:p>
          </table:table-cell>
          <table:table-cell table:number-columns-repeated="3"/>
        </table:table-row>
        <table:table-row table:style-name="ro2">
          <table:table-cell office:value-type="float" office:value="215443">
            <text:p>215443</text:p>
          </table:table-cell>
          <table:table-cell office:value-type="float" office:value="0.057747">
            <text:p>0.057747</text:p>
          </table:table-cell>
          <table:table-cell office:value-type="float" office:value="0.204784">
            <text:p>0.204784</text:p>
          </table:table-cell>
          <table:table-cell office:value-type="float" office:value="0.685128">
            <text:p>0.685128</text:p>
          </table:table-cell>
          <table:table-cell office:value-type="float" office:value="3.291621">
            <text:p>3.291621</text:p>
          </table:table-cell>
          <table:table-cell office:value-type="float" office:value="11.847405">
            <text:p>11.847405</text:p>
          </table:table-cell>
          <table:table-cell office:value-type="float" office:value="13.315397">
            <text:p>13.315397</text:p>
          </table:table-cell>
          <table:table-cell office:value-type="float" office:value="19.603863">
            <text:p>19.603863</text:p>
          </table:table-cell>
          <table:table-cell table:number-columns-repeated="3"/>
        </table:table-row>
        <table:table-row table:style-name="ro2">
          <table:table-cell office:value-type="float" office:value="316228">
            <text:p>316228</text:p>
          </table:table-cell>
          <table:table-cell office:value-type="float" office:value="0.0851">
            <text:p>0.0851</text:p>
          </table:table-cell>
          <table:table-cell office:value-type="float" office:value="0.22732">
            <text:p>0.22732</text:p>
          </table:table-cell>
          <table:table-cell office:value-type="float" office:value="0.9593">
            <text:p>0.9593</text:p>
          </table:table-cell>
          <table:table-cell office:value-type="float" office:value="4.633124">
            <text:p>4.633124</text:p>
          </table:table-cell>
          <table:table-cell office:value-type="float" office:value="19.132801">
            <text:p>19.132801</text:p>
          </table:table-cell>
          <table:table-cell office:value-type="float" office:value="25.646334">
            <text:p>25.646334</text:p>
          </table:table-cell>
          <table:table-cell office:value-type="float" office:value="42.14524">
            <text:p>42.14524</text:p>
          </table:table-cell>
          <table:table-cell table:number-columns-repeated="3"/>
        </table:table-row>
        <table:table-row table:style-name="ro2">
          <table:table-cell office:value-type="float" office:value="464159">
            <text:p>464159</text:p>
          </table:table-cell>
          <table:table-cell office:value-type="float" office:value="0.140918">
            <text:p>0.140918</text:p>
          </table:table-cell>
          <table:table-cell office:value-type="float" office:value="0.350555">
            <text:p>0.350555</text:p>
          </table:table-cell>
          <table:table-cell office:value-type="float" office:value="1.802652">
            <text:p>1.802652</text:p>
          </table:table-cell>
          <table:table-cell office:value-type="float" office:value="6.769493">
            <text:p>6.769493</text:p>
          </table:table-cell>
          <table:table-cell office:value-type="float" office:value="44.066904">
            <text:p>44.066904</text:p>
          </table:table-cell>
          <table:table-cell office:value-type="float" office:value="64.277029">
            <text:p>64.277029</text:p>
          </table:table-cell>
          <table:table-cell office:value-type="float" office:value="91.600958">
            <text:p>91.600958</text:p>
          </table:table-cell>
          <table:table-cell table:number-columns-repeated="3"/>
        </table:table-row>
        <table:table-row table:style-name="ro2">
          <table:table-cell office:value-type="float" office:value="681292">
            <text:p>681292</text:p>
          </table:table-cell>
          <table:table-cell office:value-type="float" office:value="0.197527">
            <text:p>0.197527</text:p>
          </table:table-cell>
          <table:table-cell office:value-type="float" office:value="0.516109">
            <text:p>0.516109</text:p>
          </table:table-cell>
          <table:table-cell office:value-type="float" office:value="2.498333">
            <text:p>2.498333</text:p>
          </table:table-cell>
          <table:table-cell office:value-type="float" office:value="9.898926">
            <text:p>9.898926</text:p>
          </table:table-cell>
          <table:table-cell office:value-type="float" office:value="146.372133">
            <text:p>146.372133</text:p>
          </table:table-cell>
          <table:table-cell office:value-type="float" office:value="151.506855">
            <text:p>151.506855</text:p>
          </table:table-cell>
          <table:table-cell table:number-columns-repeated="4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291666">
            <text:p>0.291666</text:p>
          </table:table-cell>
          <table:table-cell office:value-type="float" office:value="0.805806">
            <text:p>0.805806</text:p>
          </table:table-cell>
          <table:table-cell office:value-type="float" office:value="7.828">
            <text:p>7.828</text:p>
          </table:table-cell>
          <table:table-cell office:value-type="float" office:value="14.521356">
            <text:p>14.521356</text:p>
          </table:table-cell>
          <table:table-cell table:number-columns-repeated="6"/>
        </table:table-row>
        <table:table-row table:style-name="ro2">
          <table:table-cell office:value-type="float" office:value="1467799">
            <text:p>1467799</text:p>
          </table:table-cell>
          <table:table-cell office:value-type="float" office:value="0.453224">
            <text:p>0.453224</text:p>
          </table:table-cell>
          <table:table-cell office:value-type="float" office:value="1.170393">
            <text:p>1.170393</text:p>
          </table:table-cell>
          <table:table-cell office:value-type="float" office:value="6.007063">
            <text:p>6.007063</text:p>
          </table:table-cell>
          <table:table-cell office:value-type="float" office:value="22.854674">
            <text:p>22.854674</text:p>
          </table:table-cell>
          <table:table-cell table:number-columns-repeated="6"/>
        </table:table-row>
        <table:table-row table:style-name="ro2">
          <table:table-cell office:value-type="float" office:value="2154435">
            <text:p>2154435</text:p>
          </table:table-cell>
          <table:table-cell office:value-type="float" office:value="0.648756">
            <text:p>0.648756</text:p>
          </table:table-cell>
          <table:table-cell office:value-type="float" office:value="1.796277">
            <text:p>1.796277</text:p>
          </table:table-cell>
          <table:table-cell office:value-type="float" office:value="23.987599">
            <text:p>23.987599</text:p>
          </table:table-cell>
          <table:table-cell office:value-type="float" office:value="34.563172">
            <text:p>34.563172</text:p>
          </table:table-cell>
          <table:table-cell table:number-columns-repeated="6"/>
        </table:table-row>
        <table:table-row table:style-name="ro2">
          <table:table-cell office:value-type="float" office:value="3162278">
            <text:p>3162278</text:p>
          </table:table-cell>
          <table:table-cell office:value-type="float" office:value="0.984167">
            <text:p>0.984167</text:p>
          </table:table-cell>
          <table:table-cell office:value-type="float" office:value="2.826739">
            <text:p>2.826739</text:p>
          </table:table-cell>
          <table:table-cell office:value-type="float" office:value="43.67319">
            <text:p>43.67319</text:p>
          </table:table-cell>
          <table:table-cell office:value-type="float" office:value="48.74967">
            <text:p>48.74967</text:p>
          </table:table-cell>
          <table:table-cell table:number-columns-repeated="6"/>
        </table:table-row>
        <table:table-row table:style-name="ro2">
          <table:table-cell office:value-type="float" office:value="4641589">
            <text:p>4641589</text:p>
          </table:table-cell>
          <table:table-cell office:value-type="float" office:value="1.451367">
            <text:p>1.451367</text:p>
          </table:table-cell>
          <table:table-cell office:value-type="float" office:value="4.856287">
            <text:p>4.856287</text:p>
          </table:table-cell>
          <table:table-cell/>
          <table:table-cell office:value-type="float" office:value="69.84379">
            <text:p>69.84379</text:p>
          </table:table-cell>
          <table:table-cell table:number-columns-repeated="6"/>
        </table:table-row>
        <table:table-row table:style-name="ro2">
          <table:table-cell office:value-type="float" office:value="6812921">
            <text:p>6812921</text:p>
          </table:table-cell>
          <table:table-cell office:value-type="float" office:value="2.999652">
            <text:p>2.999652</text:p>
          </table:table-cell>
          <table:table-cell office:value-type="float" office:value="15.226197">
            <text:p>15.226197</text:p>
          </table:table-cell>
          <table:table-cell/>
          <table:table-cell office:value-type="float" office:value="104.144545">
            <text:p>104.144545</text:p>
          </table:table-cell>
          <table:table-cell table:number-columns-repeated="6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5.482166">
            <text:p>5.482166</text:p>
          </table:table-cell>
          <table:table-cell office:value-type="float" office:value="17.889901">
            <text:p>17.889901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20/07/2016</text:date>, <text:time>11:3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document-statistic meta:table-count="1" meta:cell-count="303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6pt" fo:font-weight="bold" style:font-size-asian="13pt" style:font-size-complex="13pt"/>
    </style:style>
    <style:style style:name="ch3" style:family="chart">
      <style:graphic-properties draw:fill="solid" draw:fill-color="#ffffff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tick-marks-minor-inner="true" chart:tick-marks-minor-outer="false" chart:logarithmic="true" chart:min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graphic-properties draw:fill="solid" draw:fill-color="#ffffff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tick-marks-minor-inner="true" chart:tick-marks-minor-outer="false" chart:logarithmic="true" chart:minimum="0.0001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9.595cm" svg:height="9.538cm" xlink:href=".." xlink:type="simple" chart:class="chart:scatter" chart:style-name="ch1">
        <chart:title svg:x="6.967cm" svg:y="6.805cm" chart:style-name="ch2">
          <text:p>Doubly Linked List Reversal</text:p>
        </chart:title>
        <chart:subtitle svg:x="7.565cm" svg:y="7.654cm" chart:style-name="ch3">
          <text:p>4 GB 64 bit VM, 4 core, Java models</text:p>
        </chart:subtitle>
        <chart:legend svg:x="1.959cm" svg:y="1.051cm" style:legend-expansion="custom" chartooo:width="4.227cm" chartooo:height="3.619cm" style:legend-expansion-aspect-ratio="1.1680022105554" chart:style-name="ch4"/>
        <chart:plot-area chart:style-name="ch5" table:cell-range-address="Sheet1.A3:Sheet1.C39 Sheet1.B1:Sheet1.I1 Sheet1.I3:Sheet1.I17 Sheet1.H3:Sheet1.H31 Sheet1.F3:Sheet1.G32 Sheet1.E3:Sheet1.E38 Sheet1.D3:Sheet1.D36" chart:data-source-has-labels="row" svg:x="0.538cm" svg:y="0.793cm" svg:width="15.154cm" svg:height="8.454cm">
          <chartooo:coordinate-region svg:x="1.821cm" svg:y="1.005cm" svg:width="13.128cm" svg:height="7.569cm"/>
          <chart:axis chart:dimension="x" chart:name="primary-x" chart:style-name="ch6">
            <chart:title svg:x="8.185cm" svg:y="8.724cm" chart:style-name="ch7">
              <text:p>Model Elements</text:p>
            </chart:title>
            <chart:grid chart:style-name="ch8" chart:class="major"/>
          </chart:axis>
          <chart:axis chart:dimension="y" chart:name="primary-y" chart:style-name="ch9">
            <chart:title svg:x="0.409cm" svg:y="4.509cm" chart:style-name="ch7">
              <text:p>Seconds</text:p>
            </chart:title>
            <chart:grid chart:style-name="ch8" chart:class="major"/>
          </chart:axis>
          <chart:series chart:style-name="ch10" chart:values-cell-range-address="Sheet1.I3:Sheet1.I17" chart:label-cell-address="Sheet1.I1:Sheet1.I1" chart:class="chart:scatter">
            <chart:domain table:cell-range-address="Sheet1.A3:Sheet1.A39"/>
            <chart:data-point chart:repeated="37"/>
          </chart:series>
          <chart:series chart:style-name="ch11" chart:values-cell-range-address="Sheet1.H3:Sheet1.H31" chart:label-cell-address="Sheet1.H1:Sheet1.H1" chart:class="chart:scatter">
            <chart:data-point chart:repeated="37"/>
          </chart:series>
          <chart:series chart:style-name="ch12" chart:values-cell-range-address="Sheet1.G3:Sheet1.G32" chart:label-cell-address="Sheet1.G1:Sheet1.G1" chart:class="chart:scatter">
            <chart:data-point chart:repeated="37"/>
          </chart:series>
          <chart:series chart:style-name="ch13" chart:values-cell-range-address="Sheet1.F3:Sheet1.F32" chart:label-cell-address="Sheet1.F1:Sheet1.F1" chart:class="chart:scatter">
            <chart:data-point chart:repeated="37"/>
          </chart:series>
          <chart:series chart:style-name="ch14" chart:values-cell-range-address="Sheet1.E3:Sheet1.E38" chart:label-cell-address="Sheet1.E1:Sheet1.E1" chart:class="chart:scatter">
            <chart:data-point chart:repeated="37"/>
          </chart:series>
          <chart:series chart:style-name="ch15" chart:values-cell-range-address="Sheet1.D3:Sheet1.D36" chart:label-cell-address="Sheet1.D1:Sheet1.D1" chart:class="chart:scatter">
            <chart:data-point chart:repeated="37"/>
          </chart:series>
          <chart:series chart:style-name="ch16" chart:values-cell-range-address="Sheet1.C3:Sheet1.C39" chart:label-cell-address="Sheet1.C1:Sheet1.C1" chart:class="chart:scatter">
            <chart:data-point chart:repeated="37"/>
          </chart:series>
          <chart:series chart:style-name="ch17" chart:values-cell-range-address="Sheet1.B3:Sheet1.B39" chart:label-cell-address="Sheet1.B1:Sheet1.B1" chart:class="chart:scatter">
            <chart:data-point chart:repeated="3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psilon</text:p>
                <draw:g>
                  <svg:desc>Sheet1.I1:Sheet1.I1</svg:desc>
                </draw:g>
              </table:table-cell>
              <table:table-cell office:value-type="string">
                <text:p>EMFTVM</text:p>
                <draw:g>
                  <svg:desc>Sheet1.H1:Sheet1.H1</svg:desc>
                </draw:g>
              </table:table-cell>
              <table:table-cell office:value-type="string">
                <text:p>QVTo</text:p>
                <draw:g>
                  <svg:desc>Sheet1.G1:Sheet1.G1</svg:desc>
                </draw:g>
              </table:table-cell>
              <table:table-cell office:value-type="string">
                <text:p>ATL</text:p>
                <draw:g>
                  <svg:desc>Sheet1.F1:Sheet1.F1</svg:desc>
                </draw:g>
              </table:table-cell>
              <table:table-cell office:value-type="string">
                <text:p>QVTc Interpreted</text:p>
                <draw:g>
                  <svg:desc>Sheet1.E1:Sheet1.E1</svg:desc>
                </draw:g>
              </table:table-cell>
              <table:table-cell office:value-type="string">
                <text:p>QVTc CG</text:p>
                <draw:g>
                  <svg:desc>Sheet1.D1:Sheet1.D1</svg:desc>
                </draw:g>
              </table:table-cell>
              <table:table-cell office:value-type="string">
                <text:p>EcoreUtil</text:p>
                <draw:g>
                  <svg:desc>Sheet1.C1:Sheet1.C1</svg:desc>
                </draw:g>
              </table:table-cell>
              <table:table-cell office:value-type="string">
                <text:p>Manual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3:Sheet1.A39</svg:desc>
                </draw:g>
              </table:table-cell>
              <table:table-cell office:value-type="float" office:value="0.002022">
                <text:p>0.002022</text:p>
                <draw:g>
                  <svg:desc>Sheet1.I3:Sheet1.I17</svg:desc>
                </draw:g>
              </table:table-cell>
              <table:table-cell office:value-type="float" office:value="0.002061">
                <text:p>0.002061</text:p>
                <draw:g>
                  <svg:desc>Sheet1.H3:Sheet1.H31</svg:desc>
                </draw:g>
              </table:table-cell>
              <table:table-cell office:value-type="float" office:value="0.003572">
                <text:p>0.003572</text:p>
                <draw:g>
                  <svg:desc>Sheet1.G3:Sheet1.G32</svg:desc>
                </draw:g>
              </table:table-cell>
              <table:table-cell office:value-type="float" office:value="0.019221">
                <text:p>0.019221</text:p>
                <draw:g>
                  <svg:desc>Sheet1.F3:Sheet1.F32</svg:desc>
                </draw:g>
              </table:table-cell>
              <table:table-cell office:value-type="float" office:value="0.003326">
                <text:p>0.003326</text:p>
                <draw:g>
                  <svg:desc>Sheet1.E3:Sheet1.E38</svg:desc>
                </draw:g>
              </table:table-cell>
              <table:table-cell office:value-type="float" office:value="0.000826">
                <text:p>0.000826</text:p>
                <draw:g>
                  <svg:desc>Sheet1.D3:Sheet1.D36</svg:desc>
                </draw:g>
              </table:table-cell>
              <table:table-cell office:value-type="float" office:value="0.000445">
                <text:p>0.000445</text:p>
                <draw:g>
                  <svg:desc>Sheet1.C3:Sheet1.C39</svg:desc>
                </draw:g>
              </table:table-cell>
              <table:table-cell office:value-type="float" office:value="0.000098">
                <text:p>0.000098</text:p>
                <draw:g>
                  <svg:desc>Sheet1.B3:Sheet1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001926">
                <text:p>0.001926</text:p>
              </table:table-cell>
              <table:table-cell office:value-type="float" office:value="0.001522">
                <text:p>0.001522</text:p>
              </table:table-cell>
              <table:table-cell office:value-type="float" office:value="0.006211">
                <text:p>0.006211</text:p>
              </table:table-cell>
              <table:table-cell office:value-type="float" office:value="0.012346">
                <text:p>0.012346</text:p>
              </table:table-cell>
              <table:table-cell office:value-type="float" office:value="0.002098">
                <text:p>0.002098</text:p>
              </table:table-cell>
              <table:table-cell office:value-type="float" office:value="0.001521">
                <text:p>0.001521</text:p>
              </table:table-cell>
              <table:table-cell office:value-type="float" office:value="0.000256">
                <text:p>0.000256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0.002226">
                <text:p>0.002226</text:p>
              </table:table-cell>
              <table:table-cell office:value-type="float" office:value="0.005874">
                <text:p>0.005874</text:p>
              </table:table-cell>
              <table:table-cell office:value-type="float" office:value="0.003265">
                <text:p>0.003265</text:p>
              </table:table-cell>
              <table:table-cell office:value-type="float" office:value="0.012025">
                <text:p>0.012025</text:p>
              </table:table-cell>
              <table:table-cell office:value-type="float" office:value="0.002707">
                <text:p>0.002707</text:p>
              </table:table-cell>
              <table:table-cell office:value-type="float" office:value="0.00052">
                <text:p>0.00052</text:p>
              </table:table-cell>
              <table:table-cell office:value-type="float" office:value="0.000219">
                <text:p>0.000219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0.001549">
                <text:p>0.001549</text:p>
              </table:table-cell>
              <table:table-cell office:value-type="float" office:value="0.001715">
                <text:p>0.001715</text:p>
              </table:table-cell>
              <table:table-cell office:value-type="float" office:value="0.005595">
                <text:p>0.005595</text:p>
              </table:table-cell>
              <table:table-cell office:value-type="float" office:value="0.009181">
                <text:p>0.009181</text:p>
              </table:table-cell>
              <table:table-cell office:value-type="float" office:value="0.004443">
                <text:p>0.004443</text:p>
              </table:table-cell>
              <table:table-cell office:value-type="float" office:value="0.000432">
                <text:p>0.000432</text:p>
              </table:table-cell>
              <table:table-cell office:value-type="float" office:value="0.001435">
                <text:p>0.001435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0.002203">
                <text:p>0.002203</text:p>
              </table:table-cell>
              <table:table-cell office:value-type="float" office:value="0.00332">
                <text:p>0.00332</text:p>
              </table:table-cell>
              <table:table-cell office:value-type="float" office:value="0.004781">
                <text:p>0.004781</text:p>
              </table:table-cell>
              <table:table-cell office:value-type="float" office:value="0.02411">
                <text:p>0.02411</text:p>
              </table:table-cell>
              <table:table-cell office:value-type="float" office:value="0.005265">
                <text:p>0.005265</text:p>
              </table:table-cell>
              <table:table-cell office:value-type="float" office:value="0.000517">
                <text:p>0.000517</text:p>
              </table:table-cell>
              <table:table-cell office:value-type="float" office:value="0.000509">
                <text:p>0.000509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">
                <text:p>68</text:p>
              </table:table-cell>
              <table:table-cell office:value-type="float" office:value="0.00663">
                <text:p>0.00663</text:p>
              </table:table-cell>
              <table:table-cell office:value-type="float" office:value="0.00179">
                <text:p>0.00179</text:p>
              </table:table-cell>
              <table:table-cell office:value-type="float" office:value="0.004618">
                <text:p>0.004618</text:p>
              </table:table-cell>
              <table:table-cell office:value-type="float" office:value="0.008621">
                <text:p>0.008621</text:p>
              </table:table-cell>
              <table:table-cell office:value-type="float" office:value="0.003422">
                <text:p>0.003422</text:p>
              </table:table-cell>
              <table:table-cell office:value-type="float" office:value="0.000565">
                <text:p>0.000565</text:p>
              </table:table-cell>
              <table:table-cell office:value-type="float" office:value="0.000575">
                <text:p>0.000575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004865">
                <text:p>0.004865</text:p>
              </table:table-cell>
              <table:table-cell office:value-type="float" office:value="0.003086">
                <text:p>0.003086</text:p>
              </table:table-cell>
              <table:table-cell office:value-type="float" office:value="0.008355">
                <text:p>0.008355</text:p>
              </table:table-cell>
              <table:table-cell office:value-type="float" office:value="0.010523">
                <text:p>0.010523</text:p>
              </table:table-cell>
              <table:table-cell office:value-type="float" office:value="0.008542">
                <text:p>0.008542</text:p>
              </table:table-cell>
              <table:table-cell office:value-type="float" office:value="0.000877">
                <text:p>0.000877</text:p>
              </table:table-cell>
              <table:table-cell office:value-type="float" office:value="0.000253">
                <text:p>0.000253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">
                <text:p>147</text:p>
              </table:table-cell>
              <table:table-cell office:value-type="float" office:value="0.005911">
                <text:p>0.005911</text:p>
              </table:table-cell>
              <table:table-cell office:value-type="float" office:value="0.010244">
                <text:p>0.010244</text:p>
              </table:table-cell>
              <table:table-cell office:value-type="float" office:value="0.012047">
                <text:p>0.012047</text:p>
              </table:table-cell>
              <table:table-cell office:value-type="float" office:value="0.010136">
                <text:p>0.010136</text:p>
              </table:table-cell>
              <table:table-cell office:value-type="float" office:value="0.006081">
                <text:p>0.006081</text:p>
              </table:table-cell>
              <table:table-cell office:value-type="float" office:value="0.001257">
                <text:p>0.001257</text:p>
              </table:table-cell>
              <table:table-cell office:value-type="float" office:value="0.000511">
                <text:p>0.000511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5">
                <text:p>215</text:p>
              </table:table-cell>
              <table:table-cell office:value-type="float" office:value="0.006042">
                <text:p>0.006042</text:p>
              </table:table-cell>
              <table:table-cell office:value-type="float" office:value="0.009941">
                <text:p>0.009941</text:p>
              </table:table-cell>
              <table:table-cell office:value-type="float" office:value="0.014084">
                <text:p>0.014084</text:p>
              </table:table-cell>
              <table:table-cell office:value-type="float" office:value="0.010911">
                <text:p>0.010911</text:p>
              </table:table-cell>
              <table:table-cell office:value-type="float" office:value="0.008089">
                <text:p>0.008089</text:p>
              </table:table-cell>
              <table:table-cell office:value-type="float" office:value="0.001466">
                <text:p>0.001466</text:p>
              </table:table-cell>
              <table:table-cell office:value-type="float" office:value="0.000376">
                <text:p>0.000376</text:p>
              </table:table-cell>
              <table:table-cell office:value-type="float" office:value="0.000281">
                <text:p>0.000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6">
                <text:p>316</text:p>
              </table:table-cell>
              <table:table-cell office:value-type="float" office:value="0.0086">
                <text:p>0.0086</text:p>
              </table:table-cell>
              <table:table-cell office:value-type="float" office:value="0.007566">
                <text:p>0.007566</text:p>
              </table:table-cell>
              <table:table-cell office:value-type="float" office:value="0.016802">
                <text:p>0.016802</text:p>
              </table:table-cell>
              <table:table-cell office:value-type="float" office:value="0.014906">
                <text:p>0.014906</text:p>
              </table:table-cell>
              <table:table-cell office:value-type="float" office:value="0.009652">
                <text:p>0.009652</text:p>
              </table:table-cell>
              <table:table-cell office:value-type="float" office:value="0.001356">
                <text:p>0.001356</text:p>
              </table:table-cell>
              <table:table-cell office:value-type="float" office:value="0.000366">
                <text:p>0.00036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4">
                <text:p>464</text:p>
              </table:table-cell>
              <table:table-cell office:value-type="float" office:value="0.014666">
                <text:p>0.014666</text:p>
              </table:table-cell>
              <table:table-cell office:value-type="float" office:value="0.009257">
                <text:p>0.009257</text:p>
              </table:table-cell>
              <table:table-cell office:value-type="float" office:value="0.024044">
                <text:p>0.024044</text:p>
              </table:table-cell>
              <table:table-cell office:value-type="float" office:value="0.011706">
                <text:p>0.011706</text:p>
              </table:table-cell>
              <table:table-cell office:value-type="float" office:value="0.010981">
                <text:p>0.010981</text:p>
              </table:table-cell>
              <table:table-cell office:value-type="float" office:value="0.002824">
                <text:p>0.002824</text:p>
              </table:table-cell>
              <table:table-cell office:value-type="float" office:value="0.00062">
                <text:p>0.00062</text:p>
              </table:table-cell>
              <table:table-cell office:value-type="float" office:value="0.000607">
                <text:p>0.0006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1">
                <text:p>681</text:p>
              </table:table-cell>
              <table:table-cell office:value-type="float" office:value="0.015692">
                <text:p>0.015692</text:p>
              </table:table-cell>
              <table:table-cell office:value-type="float" office:value="0.011341">
                <text:p>0.011341</text:p>
              </table:table-cell>
              <table:table-cell office:value-type="float" office:value="0.028981">
                <text:p>0.028981</text:p>
              </table:table-cell>
              <table:table-cell office:value-type="float" office:value="0.016588">
                <text:p>0.016588</text:p>
              </table:table-cell>
              <table:table-cell office:value-type="float" office:value="0.015233">
                <text:p>0.015233</text:p>
              </table:table-cell>
              <table:table-cell office:value-type="float" office:value="0.002326">
                <text:p>0.002326</text:p>
              </table:table-cell>
              <table:table-cell office:value-type="float" office:value="0.000688">
                <text:p>0.000688</text:p>
              </table:table-cell>
              <table:table-cell office:value-type="float" office:value="0.000451">
                <text:p>0.0004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0.02243">
                <text:p>0.02243</text:p>
              </table:table-cell>
              <table:table-cell office:value-type="float" office:value="0.015531">
                <text:p>0.015531</text:p>
              </table:table-cell>
              <table:table-cell office:value-type="float" office:value="0.032681">
                <text:p>0.032681</text:p>
              </table:table-cell>
              <table:table-cell office:value-type="float" office:value="0.025914">
                <text:p>0.025914</text:p>
              </table:table-cell>
              <table:table-cell office:value-type="float" office:value="0.02756">
                <text:p>0.02756</text:p>
              </table:table-cell>
              <table:table-cell office:value-type="float" office:value="0.004074">
                <text:p>0.004074</text:p>
              </table:table-cell>
              <table:table-cell office:value-type="float" office:value="0.001312">
                <text:p>0.001312</text:p>
              </table:table-cell>
              <table:table-cell office:value-type="float" office:value="0.000702">
                <text:p>0.0007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68">
                <text:p>1468</text:p>
              </table:table-cell>
              <table:table-cell office:value-type="float" office:value="0.039626">
                <text:p>0.039626</text:p>
              </table:table-cell>
              <table:table-cell office:value-type="float" office:value="0.017386">
                <text:p>0.017386</text:p>
              </table:table-cell>
              <table:table-cell office:value-type="float" office:value="0.041578">
                <text:p>0.041578</text:p>
              </table:table-cell>
              <table:table-cell office:value-type="float" office:value="0.024564">
                <text:p>0.024564</text:p>
              </table:table-cell>
              <table:table-cell office:value-type="float" office:value="0.023599">
                <text:p>0.023599</text:p>
              </table:table-cell>
              <table:table-cell office:value-type="float" office:value="0.003567">
                <text:p>0.003567</text:p>
              </table:table-cell>
              <table:table-cell office:value-type="float" office:value="0.00143">
                <text:p>0.00143</text:p>
              </table:table-cell>
              <table:table-cell office:value-type="float" office:value="0.001161">
                <text:p>0.001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54">
                <text:p>2154</text:p>
              </table:table-cell>
              <table:table-cell office:value-type="float" office:value="0.057014">
                <text:p>0.057014</text:p>
              </table:table-cell>
              <table:table-cell office:value-type="float" office:value="0.02138">
                <text:p>0.02138</text:p>
              </table:table-cell>
              <table:table-cell office:value-type="float" office:value="0.070332">
                <text:p>0.070332</text:p>
              </table:table-cell>
              <table:table-cell office:value-type="float" office:value="0.031836">
                <text:p>0.031836</text:p>
              </table:table-cell>
              <table:table-cell office:value-type="float" office:value="0.043589">
                <text:p>0.043589</text:p>
              </table:table-cell>
              <table:table-cell office:value-type="float" office:value="0.007564">
                <text:p>0.007564</text:p>
              </table:table-cell>
              <table:table-cell office:value-type="float" office:value="0.002104">
                <text:p>0.002104</text:p>
              </table:table-cell>
              <table:table-cell office:value-type="float" office:value="0.002103">
                <text:p>0.002103</text:p>
              </table:table-cell>
            </table:table-row>
            <table:table-row>
              <table:table-cell office:value-type="string"/>
              <table:table-cell office:value-type="float" office:value="3162">
                <text:p>3162</text:p>
              </table:table-cell>
              <table:table-cell office:value-type="float" office:value="NaN">
                <text:p>NaN</text:p>
              </table:table-cell>
              <table:table-cell office:value-type="float" office:value="0.032084">
                <text:p>0.032084</text:p>
              </table:table-cell>
              <table:table-cell office:value-type="float" office:value="0.076132">
                <text:p>0.076132</text:p>
              </table:table-cell>
              <table:table-cell office:value-type="float" office:value="0.046497">
                <text:p>0.046497</text:p>
              </table:table-cell>
              <table:table-cell office:value-type="float" office:value="0.056431">
                <text:p>0.056431</text:p>
              </table:table-cell>
              <table:table-cell office:value-type="float" office:value="0.008246">
                <text:p>0.008246</text:p>
              </table:table-cell>
              <table:table-cell office:value-type="float" office:value="0.002974">
                <text:p>0.002974</text:p>
              </table:table-cell>
              <table:table-cell office:value-type="float" office:value="0.002292">
                <text:p>0.002292</text:p>
              </table:table-cell>
            </table:table-row>
            <table:table-row>
              <table:table-cell office:value-type="string"/>
              <table:table-cell office:value-type="float" office:value="4642">
                <text:p>4642</text:p>
              </table:table-cell>
              <table:table-cell office:value-type="float" office:value="NaN">
                <text:p>NaN</text:p>
              </table:table-cell>
              <table:table-cell office:value-type="float" office:value="0.050235">
                <text:p>0.050235</text:p>
              </table:table-cell>
              <table:table-cell office:value-type="float" office:value="0.107635">
                <text:p>0.107635</text:p>
              </table:table-cell>
              <table:table-cell office:value-type="float" office:value="0.066787">
                <text:p>0.066787</text:p>
              </table:table-cell>
              <table:table-cell office:value-type="float" office:value="0.078958">
                <text:p>0.078958</text:p>
              </table:table-cell>
              <table:table-cell office:value-type="float" office:value="0.010165">
                <text:p>0.010165</text:p>
              </table:table-cell>
              <table:table-cell office:value-type="float" office:value="0.004596">
                <text:p>0.004596</text:p>
              </table:table-cell>
              <table:table-cell office:value-type="float" office:value="0.003291">
                <text:p>0.003291</text:p>
              </table:table-cell>
            </table:table-row>
            <table:table-row>
              <table:table-cell office:value-type="string"/>
              <table:table-cell office:value-type="float" office:value="6813">
                <text:p>6813</text:p>
              </table:table-cell>
              <table:table-cell office:value-type="float" office:value="NaN">
                <text:p>NaN</text:p>
              </table:table-cell>
              <table:table-cell office:value-type="float" office:value="0.064159">
                <text:p>0.064159</text:p>
              </table:table-cell>
              <table:table-cell office:value-type="float" office:value="0.110702">
                <text:p>0.110702</text:p>
              </table:table-cell>
              <table:table-cell office:value-type="float" office:value="0.088784">
                <text:p>0.088784</text:p>
              </table:table-cell>
              <table:table-cell office:value-type="float" office:value="0.104307">
                <text:p>0.104307</text:p>
              </table:table-cell>
              <table:table-cell office:value-type="float" office:value="0.016756">
                <text:p>0.016756</text:p>
              </table:table-cell>
              <table:table-cell office:value-type="float" office:value="0.006993">
                <text:p>0.006993</text:p>
              </table:table-cell>
              <table:table-cell office:value-type="float" office:value="0.004821">
                <text:p>0.004821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0.10527">
                <text:p>0.10527</text:p>
              </table:table-cell>
              <table:table-cell office:value-type="float" office:value="0.162469">
                <text:p>0.162469</text:p>
              </table:table-cell>
              <table:table-cell office:value-type="float" office:value="0.134266">
                <text:p>0.134266</text:p>
              </table:table-cell>
              <table:table-cell office:value-type="float" office:value="0.150112">
                <text:p>0.150112</text:p>
              </table:table-cell>
              <table:table-cell office:value-type="float" office:value="0.021286">
                <text:p>0.021286</text:p>
              </table:table-cell>
              <table:table-cell office:value-type="float" office:value="0.008724">
                <text:p>0.008724</text:p>
              </table:table-cell>
              <table:table-cell office:value-type="float" office:value="0.006055">
                <text:p>0.006055</text:p>
              </table:table-cell>
            </table:table-row>
            <table:table-row>
              <table:table-cell office:value-type="string"/>
              <table:table-cell office:value-type="float" office:value="14678">
                <text:p>14678</text:p>
              </table:table-cell>
              <table:table-cell office:value-type="float" office:value="NaN">
                <text:p>NaN</text:p>
              </table:table-cell>
              <table:table-cell office:value-type="float" office:value="0.176416">
                <text:p>0.176416</text:p>
              </table:table-cell>
              <table:table-cell office:value-type="float" office:value="0.273855">
                <text:p>0.273855</text:p>
              </table:table-cell>
              <table:table-cell office:value-type="float" office:value="0.197454">
                <text:p>0.197454</text:p>
              </table:table-cell>
              <table:table-cell office:value-type="float" office:value="0.209673">
                <text:p>0.209673</text:p>
              </table:table-cell>
              <table:table-cell office:value-type="float" office:value="0.034098">
                <text:p>0.034098</text:p>
              </table:table-cell>
              <table:table-cell office:value-type="float" office:value="0.011967">
                <text:p>0.011967</text:p>
              </table:table-cell>
              <table:table-cell office:value-type="float" office:value="0.008136">
                <text:p>0.008136</text:p>
              </table:table-cell>
            </table:table-row>
            <table:table-row>
              <table:table-cell office:value-type="string"/>
              <table:table-cell office:value-type="float" office:value="21544">
                <text:p>21544</text:p>
              </table:table-cell>
              <table:table-cell office:value-type="float" office:value="NaN">
                <text:p>NaN</text:p>
              </table:table-cell>
              <table:table-cell office:value-type="float" office:value="0.328973">
                <text:p>0.328973</text:p>
              </table:table-cell>
              <table:table-cell office:value-type="float" office:value="0.403155">
                <text:p>0.403155</text:p>
              </table:table-cell>
              <table:table-cell office:value-type="float" office:value="0.321153">
                <text:p>0.321153</text:p>
              </table:table-cell>
              <table:table-cell office:value-type="float" office:value="0.298481">
                <text:p>0.298481</text:p>
              </table:table-cell>
              <table:table-cell office:value-type="float" office:value="0.048747">
                <text:p>0.048747</text:p>
              </table:table-cell>
              <table:table-cell office:value-type="float" office:value="0.018507">
                <text:p>0.018507</text:p>
              </table:table-cell>
              <table:table-cell office:value-type="float" office:value="0.012116">
                <text:p>0.012116</text:p>
              </table:table-cell>
            </table:table-row>
            <table:table-row>
              <table:table-cell office:value-type="string"/>
              <table:table-cell office:value-type="float" office:value="31623">
                <text:p>31623</text:p>
              </table:table-cell>
              <table:table-cell office:value-type="float" office:value="NaN">
                <text:p>NaN</text:p>
              </table:table-cell>
              <table:table-cell office:value-type="float" office:value="0.553044">
                <text:p>0.553044</text:p>
              </table:table-cell>
              <table:table-cell office:value-type="float" office:value="0.655513">
                <text:p>0.655513</text:p>
              </table:table-cell>
              <table:table-cell office:value-type="float" office:value="0.564848">
                <text:p>0.564848</text:p>
              </table:table-cell>
              <table:table-cell office:value-type="float" office:value="0.450965">
                <text:p>0.450965</text:p>
              </table:table-cell>
              <table:table-cell office:value-type="float" office:value="0.082082">
                <text:p>0.082082</text:p>
              </table:table-cell>
              <table:table-cell office:value-type="float" office:value="0.021535">
                <text:p>0.021535</text:p>
              </table:table-cell>
              <table:table-cell office:value-type="float" office:value="0.008918">
                <text:p>0.008918</text:p>
              </table:table-cell>
            </table:table-row>
            <table:table-row>
              <table:table-cell office:value-type="string"/>
              <table:table-cell office:value-type="float" office:value="46416">
                <text:p>46416</text:p>
              </table:table-cell>
              <table:table-cell office:value-type="float" office:value="NaN">
                <text:p>NaN</text:p>
              </table:table-cell>
              <table:table-cell office:value-type="float" office:value="1.046997">
                <text:p>1.046997</text:p>
              </table:table-cell>
              <table:table-cell office:value-type="float" office:value="1.099324">
                <text:p>1.099324</text:p>
              </table:table-cell>
              <table:table-cell office:value-type="float" office:value="0.878019">
                <text:p>0.878019</text:p>
              </table:table-cell>
              <table:table-cell office:value-type="float" office:value="0.674094">
                <text:p>0.674094</text:p>
              </table:table-cell>
              <table:table-cell office:value-type="float" office:value="0.112685">
                <text:p>0.112685</text:p>
              </table:table-cell>
              <table:table-cell office:value-type="float" office:value="0.028682">
                <text:p>0.028682</text:p>
              </table:table-cell>
              <table:table-cell office:value-type="float" office:value="0.013362">
                <text:p>0.013362</text:p>
              </table:table-cell>
            </table:table-row>
            <table:table-row>
              <table:table-cell office:value-type="string"/>
              <table:table-cell office:value-type="float" office:value="68129">
                <text:p>68129</text:p>
              </table:table-cell>
              <table:table-cell office:value-type="float" office:value="NaN">
                <text:p>NaN</text:p>
              </table:table-cell>
              <table:table-cell office:value-type="float" office:value="2.216001">
                <text:p>2.216001</text:p>
              </table:table-cell>
              <table:table-cell office:value-type="float" office:value="3.618534">
                <text:p>3.618534</text:p>
              </table:table-cell>
              <table:table-cell office:value-type="float" office:value="1.639656">
                <text:p>1.639656</text:p>
              </table:table-cell>
              <table:table-cell office:value-type="float" office:value="0.991768">
                <text:p>0.991768</text:p>
              </table:table-cell>
              <table:table-cell office:value-type="float" office:value="0.187359">
                <text:p>0.187359</text:p>
              </table:table-cell>
              <table:table-cell office:value-type="float" office:value="0.050371">
                <text:p>0.050371</text:p>
              </table:table-cell>
              <table:table-cell office:value-type="float" office:value="0.015934">
                <text:p>0.015934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4.296707">
                <text:p>4.296707</text:p>
              </table:table-cell>
              <table:table-cell office:value-type="float" office:value="3.606076">
                <text:p>3.606076</text:p>
              </table:table-cell>
              <table:table-cell office:value-type="float" office:value="2.699413">
                <text:p>2.699413</text:p>
              </table:table-cell>
              <table:table-cell office:value-type="float" office:value="1.447688">
                <text:p>1.447688</text:p>
              </table:table-cell>
              <table:table-cell office:value-type="float" office:value="0.303194">
                <text:p>0.303194</text:p>
              </table:table-cell>
              <table:table-cell office:value-type="float" office:value="0.078285">
                <text:p>0.078285</text:p>
              </table:table-cell>
              <table:table-cell office:value-type="float" office:value="0.024636">
                <text:p>0.024636</text:p>
              </table:table-cell>
            </table:table-row>
            <table:table-row>
              <table:table-cell office:value-type="string"/>
              <table:table-cell office:value-type="float" office:value="146780">
                <text:p>146780</text:p>
              </table:table-cell>
              <table:table-cell office:value-type="float" office:value="NaN">
                <text:p>NaN</text:p>
              </table:table-cell>
              <table:table-cell office:value-type="float" office:value="10.725935">
                <text:p>10.725935</text:p>
              </table:table-cell>
              <table:table-cell office:value-type="float" office:value="7.116762">
                <text:p>7.116762</text:p>
              </table:table-cell>
              <table:table-cell office:value-type="float" office:value="4.963666">
                <text:p>4.963666</text:p>
              </table:table-cell>
              <table:table-cell office:value-type="float" office:value="2.158721">
                <text:p>2.158721</text:p>
              </table:table-cell>
              <table:table-cell office:value-type="float" office:value="0.432623">
                <text:p>0.432623</text:p>
              </table:table-cell>
              <table:table-cell office:value-type="float" office:value="0.137751">
                <text:p>0.137751</text:p>
              </table:table-cell>
              <table:table-cell office:value-type="float" office:value="0.038403">
                <text:p>0.038403</text:p>
              </table:table-cell>
            </table:table-row>
            <table:table-row>
              <table:table-cell office:value-type="string"/>
              <table:table-cell office:value-type="float" office:value="215443">
                <text:p>215443</text:p>
              </table:table-cell>
              <table:table-cell office:value-type="float" office:value="NaN">
                <text:p>NaN</text:p>
              </table:table-cell>
              <table:table-cell office:value-type="float" office:value="19.603863">
                <text:p>19.603863</text:p>
              </table:table-cell>
              <table:table-cell office:value-type="float" office:value="13.315397">
                <text:p>13.315397</text:p>
              </table:table-cell>
              <table:table-cell office:value-type="float" office:value="11.847405">
                <text:p>11.847405</text:p>
              </table:table-cell>
              <table:table-cell office:value-type="float" office:value="3.291621">
                <text:p>3.291621</text:p>
              </table:table-cell>
              <table:table-cell office:value-type="float" office:value="0.685128">
                <text:p>0.685128</text:p>
              </table:table-cell>
              <table:table-cell office:value-type="float" office:value="0.204784">
                <text:p>0.204784</text:p>
              </table:table-cell>
              <table:table-cell office:value-type="float" office:value="0.057747">
                <text:p>0.057747</text:p>
              </table:table-cell>
            </table:table-row>
            <table:table-row>
              <table:table-cell office:value-type="string"/>
              <table:table-cell office:value-type="float" office:value="316228">
                <text:p>316228</text:p>
              </table:table-cell>
              <table:table-cell office:value-type="float" office:value="NaN">
                <text:p>NaN</text:p>
              </table:table-cell>
              <table:table-cell office:value-type="float" office:value="42.14524">
                <text:p>42.14524</text:p>
              </table:table-cell>
              <table:table-cell office:value-type="float" office:value="25.646334">
                <text:p>25.646334</text:p>
              </table:table-cell>
              <table:table-cell office:value-type="float" office:value="19.132801">
                <text:p>19.132801</text:p>
              </table:table-cell>
              <table:table-cell office:value-type="float" office:value="4.633124">
                <text:p>4.633124</text:p>
              </table:table-cell>
              <table:table-cell office:value-type="float" office:value="0.9593">
                <text:p>0.9593</text:p>
              </table:table-cell>
              <table:table-cell office:value-type="float" office:value="0.22732">
                <text:p>0.22732</text:p>
              </table:table-cell>
              <table:table-cell office:value-type="float" office:value="0.0851">
                <text:p>0.0851</text:p>
              </table:table-cell>
            </table:table-row>
            <table:table-row>
              <table:table-cell office:value-type="string"/>
              <table:table-cell office:value-type="float" office:value="464159">
                <text:p>464159</text:p>
              </table:table-cell>
              <table:table-cell office:value-type="float" office:value="NaN">
                <text:p>NaN</text:p>
              </table:table-cell>
              <table:table-cell office:value-type="float" office:value="91.600958">
                <text:p>91.600958</text:p>
              </table:table-cell>
              <table:table-cell office:value-type="float" office:value="64.277029">
                <text:p>64.277029</text:p>
              </table:table-cell>
              <table:table-cell office:value-type="float" office:value="44.066904">
                <text:p>44.066904</text:p>
              </table:table-cell>
              <table:table-cell office:value-type="float" office:value="6.769493">
                <text:p>6.769493</text:p>
              </table:table-cell>
              <table:table-cell office:value-type="float" office:value="1.802652">
                <text:p>1.802652</text:p>
              </table:table-cell>
              <table:table-cell office:value-type="float" office:value="0.350555">
                <text:p>0.350555</text:p>
              </table:table-cell>
              <table:table-cell office:value-type="float" office:value="0.140918">
                <text:p>0.140918</text:p>
              </table:table-cell>
            </table:table-row>
            <table:table-row>
              <table:table-cell office:value-type="string"/>
              <table:table-cell office:value-type="float" office:value="681292">
                <text:p>68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.506855">
                <text:p>151.506855</text:p>
              </table:table-cell>
              <table:table-cell office:value-type="float" office:value="146.372133">
                <text:p>146.372133</text:p>
              </table:table-cell>
              <table:table-cell office:value-type="float" office:value="9.898926">
                <text:p>9.898926</text:p>
              </table:table-cell>
              <table:table-cell office:value-type="float" office:value="2.498333">
                <text:p>2.498333</text:p>
              </table:table-cell>
              <table:table-cell office:value-type="float" office:value="0.516109">
                <text:p>0.516109</text:p>
              </table:table-cell>
              <table:table-cell office:value-type="float" office:value="0.197527">
                <text:p>0.197527</text:p>
              </table:table-cell>
            </table:table-row>
            <table:table-row>
              <table:table-cell office:value-type="string"/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21356">
                <text:p>14.521356</text:p>
              </table:table-cell>
              <table:table-cell office:value-type="float" office:value="7.828">
                <text:p>7.828</text:p>
              </table:table-cell>
              <table:table-cell office:value-type="float" office:value="0.805806">
                <text:p>0.805806</text:p>
              </table:table-cell>
              <table:table-cell office:value-type="float" office:value="0.291666">
                <text:p>0.291666</text:p>
              </table:table-cell>
            </table:table-row>
            <table:table-row>
              <table:table-cell office:value-type="string"/>
              <table:table-cell office:value-type="float" office:value="1467799">
                <text:p>1467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54674">
                <text:p>22.854674</text:p>
              </table:table-cell>
              <table:table-cell office:value-type="float" office:value="6.007063">
                <text:p>6.007063</text:p>
              </table:table-cell>
              <table:table-cell office:value-type="float" office:value="1.170393">
                <text:p>1.170393</text:p>
              </table:table-cell>
              <table:table-cell office:value-type="float" office:value="0.453224">
                <text:p>0.453224</text:p>
              </table:table-cell>
            </table:table-row>
            <table:table-row>
              <table:table-cell office:value-type="string"/>
              <table:table-cell office:value-type="float" office:value="2154435">
                <text:p>2154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563172">
                <text:p>34.563172</text:p>
              </table:table-cell>
              <table:table-cell office:value-type="float" office:value="23.987599">
                <text:p>23.987599</text:p>
              </table:table-cell>
              <table:table-cell office:value-type="float" office:value="1.796277">
                <text:p>1.796277</text:p>
              </table:table-cell>
              <table:table-cell office:value-type="float" office:value="0.648756">
                <text:p>0.648756</text:p>
              </table:table-cell>
            </table:table-row>
            <table:table-row>
              <table:table-cell office:value-type="string"/>
              <table:table-cell office:value-type="float" office:value="3162278">
                <text:p>3162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74967">
                <text:p>48.74967</text:p>
              </table:table-cell>
              <table:table-cell office:value-type="float" office:value="43.67319">
                <text:p>43.67319</text:p>
              </table:table-cell>
              <table:table-cell office:value-type="float" office:value="2.826739">
                <text:p>2.826739</text:p>
              </table:table-cell>
              <table:table-cell office:value-type="float" office:value="0.984167">
                <text:p>0.984167</text:p>
              </table:table-cell>
            </table:table-row>
            <table:table-row>
              <table:table-cell office:value-type="string"/>
              <table:table-cell office:value-type="float" office:value="4641589">
                <text:p>464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.84379">
                <text:p>69.84379</text:p>
              </table:table-cell>
              <table:table-cell office:value-type="float" office:value="NaN">
                <text:p>NaN</text:p>
              </table:table-cell>
              <table:table-cell office:value-type="float" office:value="4.856287">
                <text:p>4.856287</text:p>
              </table:table-cell>
              <table:table-cell office:value-type="float" office:value="1.451367">
                <text:p>1.451367</text:p>
              </table:table-cell>
            </table:table-row>
            <table:table-row>
              <table:table-cell office:value-type="string"/>
              <table:table-cell office:value-type="float" office:value="6812921">
                <text:p>6812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144545">
                <text:p>104.144545</text:p>
              </table:table-cell>
              <table:table-cell office:value-type="float" office:value="NaN">
                <text:p>NaN</text:p>
              </table:table-cell>
              <table:table-cell office:value-type="float" office:value="15.226197">
                <text:p>15.226197</text:p>
              </table:table-cell>
              <table:table-cell office:value-type="float" office:value="2.999652">
                <text:p>2.999652</text:p>
              </table:table-cell>
            </table:table-row>
            <table:table-row>
              <table:table-cell office:value-type="string"/>
              <table:table-cell office:value-type="float" office:value="10000000">
                <text:p>1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889901">
                <text:p>17.889901</text:p>
              </table:table-cell>
              <table:table-cell office:value-type="float" office:value="5.482166">
                <text:p>5.4821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